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0.6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3.5453in" svg:x="7.4736in" svg:y="1.6in">
            <draw:object draw:notify-on-update-of-ranges="Sheet1.C9:Sheet1.C51 Sheet1.D8:Sheet1.D8 Sheet1.D9:Sheet1.D51 Sheet1.E8:Sheet1.E8 Sheet1.E9:Sheet1.E51 Sheet1.F8:Sheet1.F8 Sheet1.F9:Sheet1.F51 Sheet1.G8:Sheet1.G8 Sheet1.G9:Sheet1.G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D</text:p>
          </table:table-cell>
          <table:table-cell office:value-type="float" office:value="3.9">
            <text:p>3.9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table:formula="of:=1245/60" office:value-type="float" office:value="20.75">
            <text:p>20.75</text:p>
          </table:table-cell>
          <table:table-cell table:number-columns-repeated="6"/>
          <table:table-cell office:value-type="string">
            <text:p>P</text:p>
          </table:table-cell>
          <table:table-cell office:value-type="float" office:value="2670">
            <text:p>2670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rho</text:p>
          </table:table-cell>
          <table:table-cell office:value-type="float" office:value="1.225">
            <text:p>1.225</text:p>
          </table:table-cell>
          <table:table-cell table:number-columns-repeated="6"/>
          <table:table-cell office:value-type="string">
            <text:p>N</text:p>
          </table:table-cell>
          <table:table-cell office:value-type="float" office:value="93">
            <text:p>93</text:p>
          </table:table-cell>
          <table:table-cell office:value-type="string">
            <text:p>hp</text:p>
          </table:table-cell>
        </table:table-row>
        <table:table-row table:style-name="ro2">
          <table:table-cell office:value-type="string">
            <text:p>N (13900)</text:p>
          </table:table-cell>
          <table:table-cell table:formula="of:=13900*[.B2]/15100" office:value-type="float" office:value="19.1009933774834">
            <text:p>19.1009933775</text:p>
          </table:table-cell>
          <table:table-cell table:number-columns-repeated="6"/>
          <table:table-cell office:value-type="string">
            <text:p>Adv. Ratio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alpha</text:p>
          </table:table-cell>
          <table:table-cell table:formula="of:=([.J2])/([.$B$3]*[.$B$2]^2*[.$B$1]^4)" office:value-type="float" office:value="0.0218816739481417">
            <text:p>0.0218816739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beta</text:p>
          </table:table-cell>
          <table:table-cell table:formula="of:=([.J3]*1000/1.36)/([.$B$3]*[.$B$2]^3*[.$B$1]^5)" office:value-type="float" office:value="0.00692517277807547">
            <text:p>0.0069251728</text:p>
          </table:table-cell>
          <table:table-cell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30">
            <text:p>230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Beta (13900)</text:p>
          </table:table-cell>
          <table:table-cell table:formula="of:=([.J3]*1000/1.36)/([.$B$3]*[.$B$4]^3*[.$B$1]^5)" office:value-type="float" office:value="0.00887803911926737">
            <text:p>0.008878039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dvance ratio →</text:p>
          </table:table-cell>
          <table:table-cell table:formula="of:=([.D7]/3.6)/([.$B$2]*[.$B$1])" office:value-type="float" office:value="0">
            <text:p>0</text:p>
          </table:table-cell>
          <table:table-cell table:formula="of:=([.E7]/3.6)/([.$B$2]*[.$B$1])" office:value-type="float" office:value="0.617856039542787">
            <text:p>0.6178560395</text:p>
          </table:table-cell>
          <table:table-cell table:formula="of:=([.F7]/3.6)/([.$B$2]*[.$B$1])" office:value-type="float" office:value="0.789482717193561">
            <text:p>0.7894827172</text:p>
          </table:table-cell>
          <table:table-cell table:formula="of:=([.G7]/3.6)/([.$B$2]*[.$B$1])" office:value-type="float" office:value="1.13273607249511">
            <text:p>1.13273607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0089">
            <text:p>0.008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office:value-type="float" office:value="0.089357068">
            <text:p>0.08935706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0.172384677217685">
            <text:p>0.1723846772</text:p>
          </table:table-cell>
          <table:table-cell office:value-type="float" office:value="0.089357068">
            <text:p>0.08935706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float" office:value="0.089357068">
            <text:p>0.08935706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0.172384677217685">
            <text:p>0.172384677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 table:number-columns-repeated="2"/>
          <table:table-cell office:value-type="float" office:value="0.172384677217685">
            <text:p>0.172384677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table:number-columns-repeated="3"/>
          <table:table-cell office:value-type="float" office:value="0.089357068">
            <text:p>0.08935706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table:number-columns-repeated="3"/>
          <table:table-cell office:value-type="float" office:value="0.172384677217685">
            <text:p>0.172384677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">
            <text:p>4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9">
            <text:p>4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Thrust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30">
            <text:p>230</text:p>
          </table:table-cell>
          <table:table-cell office:value-type="float" office:value="330">
            <text:p>3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advance ratio →</text:p>
          </table:table-cell>
          <table:table-cell table:formula="of:=([.D55]/3.6)/([.$B$2]*[.$B$1])" office:value-type="float" office:value="0">
            <text:p>0</text:p>
          </table:table-cell>
          <table:table-cell table:formula="of:=([.E55]/3.6)/([.$B$2]*[.$B$1])" office:value-type="float" office:value="0.617856039542787">
            <text:p>0.6178560395</text:p>
          </table:table-cell>
          <table:table-cell table:formula="of:=([.F55]/3.6)/([.$B$2]*[.$B$1])" office:value-type="float" office:value="0.789482717193561">
            <text:p>0.7894827172</text:p>
          </table:table-cell>
          <table:table-cell table:formula="of:=([.G55]/3.6)/([.$B$2]*[.$B$1])" office:value-type="float" office:value="1.13273607249511">
            <text:p>1.13273607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/>
          <table:table-cell table:formula="of:=[.E36]*0.59/[.E56]" office:value-type="float" office:value="0.164612714045326">
            <text:p>0.16461271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">
            <text:p>4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9">
            <text:p>4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8"/>
        </table:table-row>
        <table:table-row table:style-name="ro2" table:number-rows-repeated="104847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6.2988in" svg:height="3.3492in" svg:x="6.5917in" svg:y="0in">
            <draw:object draw:notify-on-update-of-ranges="Sheet2.E1:Sheet2.E1 Sheet2.E2:Sheet2.E44 Sheet2.F1:Sheet2.F1 Sheet2.F2:Sheet2.F44 Sheet2.G1:Sheet2.G1 Sheet2.G2:Sheet2.G44 Sheet2.H1:Sheet2.H1 Sheet2.H2:Sheet2.H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x</text:p>
          </table:table-cell>
          <table:table-cell office:value-type="float" office:value="396">
            <text:p>396</text:p>
          </table:table-cell>
          <table:table-cell office:value-type="float" office:value="270">
            <text:p>270</text:p>
          </table:table-cell>
          <table:table-cell office:value-type="float" office:value="180">
            <text:p>180</text:p>
          </table:table-cell>
          <table:table-cell office:value-type="string">
            <text:p>x</text:p>
          </table:table-cell>
          <table:table-cell table:formula="of:=[.B1]/3.6" office:value-type="float" office:value="110">
            <text:p>110</text:p>
          </table:table-cell>
          <table:table-cell table:formula="of:=[.C1]/3.6" office:value-type="float" office:value="75">
            <text:p>75</text:p>
          </table:table-cell>
          <table:table-cell table:formula="of:=[.D1]/3.6" office:value-type="float" office:value="50">
            <text:p>5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134.09">
            <text:p>5134.09</text:p>
          </table:table-cell>
          <table:table-cell office:value-type="float" office:value="2844.39">
            <text:p>2844.39</text:p>
          </table:table-cell>
          <table:table-cell office:value-type="float" office:value="1228.79">
            <text:p>1228.79</text:p>
          </table:table-cell>
          <table:table-cell office:value-type="float" office:value="8">
            <text:p>8</text:p>
          </table:table-cell>
          <table:table-cell table:formula="of:=[.F$1]/(3.9*([.B2]/(60*12.11341)))" office:value-type="float" office:value="3.99284331265656">
            <text:p>3.9928433127</text:p>
          </table:table-cell>
          <table:table-cell table:formula="of:=[.G$1]/(3.9*([.C2]/(60*12.11341)))" office:value-type="float" office:value="4.91388717386207">
            <text:p>4.9138871739</text:p>
          </table:table-cell>
          <table:table-cell table:formula="of:=[.H$1]/(3.9*([.D2]/(60*12.11341)))" office:value-type="float" office:value="7.58307578374474">
            <text:p>7.58307578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877.37">
            <text:p>7877.37</text:p>
          </table:table-cell>
          <table:table-cell office:value-type="float" office:value="4113.58">
            <text:p>4113.58</text:p>
          </table:table-cell>
          <table:table-cell office:value-type="float" office:value="2080.46">
            <text:p>2080.46</text:p>
          </table:table-cell>
          <table:table-cell office:value-type="float" office:value="10">
            <text:p>10</text:p>
          </table:table-cell>
          <table:table-cell table:formula="of:=[.F$1]/(3.9*([.B3]/(60*12.11341)))" office:value-type="float" office:value="2.6023427772311">
            <text:p>2.6023427772</text:p>
          </table:table-cell>
          <table:table-cell table:formula="of:=[.G$1]/(3.9*([.C3]/(60*12.11341)))" office:value-type="float" office:value="3.39777311695933">
            <text:p>3.397773117</text:p>
          </table:table-cell>
          <table:table-cell table:formula="of:=[.H$1]/(3.9*([.D3]/(60*12.11341)))" office:value-type="float" office:value="4.47882088206824">
            <text:p>4.478820882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034.4">
            <text:p>10034.4</text:p>
          </table:table-cell>
          <table:table-cell office:value-type="float" office:value="5382.77">
            <text:p>5382.77</text:p>
          </table:table-cell>
          <table:table-cell office:value-type="float" office:value="2932.14">
            <text:p>2932.14</text:p>
          </table:table-cell>
          <table:table-cell office:value-type="float" office:value="12">
            <text:p>12</text:p>
          </table:table-cell>
          <table:table-cell table:formula="of:=[.F$1]/(3.9*([.B4]/(60*12.11341)))" office:value-type="float" office:value="2.04293399934993">
            <text:p>2.0429339993</text:p>
          </table:table-cell>
          <table:table-cell table:formula="of:=[.G$1]/(3.9*([.C4]/(60*12.11341)))" office:value-type="float" office:value="2.59662061326446">
            <text:p>2.5966206133</text:p>
          </table:table-cell>
          <table:table-cell table:formula="of:=[.H$1]/(3.9*([.D4]/(60*12.11341)))" office:value-type="float" office:value="3.17788635341685">
            <text:p>3.177886353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807">
            <text:p>11807</text:p>
          </table:table-cell>
          <table:table-cell office:value-type="float" office:value="6622.77">
            <text:p>6622.77</text:p>
          </table:table-cell>
          <table:table-cell office:value-type="float" office:value="3783.81">
            <text:p>3783.81</text:p>
          </table:table-cell>
          <table:table-cell office:value-type="float" office:value="14">
            <text:p>14</text:p>
          </table:table-cell>
          <table:table-cell table:formula="of:=[.F$1]/(3.9*([.B5]/(60*12.11341)))" office:value-type="float" office:value="1.73622570704471">
            <text:p>1.736225707</text:p>
          </table:table-cell>
          <table:table-cell table:formula="of:=[.G$1]/(3.9*([.C5]/(60*12.11341)))" office:value-type="float" office:value="2.11044797546367">
            <text:p>2.1104479755</text:p>
          </table:table-cell>
          <table:table-cell table:formula="of:=[.H$1]/(3.9*([.D5]/(60*12.11341)))" office:value-type="float" office:value="2.46259925638647">
            <text:p>2.462599256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028.6">
            <text:p>13028.6</text:p>
          </table:table-cell>
          <table:table-cell office:value-type="float" office:value="7815.71">
            <text:p>7815.71</text:p>
          </table:table-cell>
          <table:table-cell office:value-type="float" office:value="4537.31">
            <text:p>4537.31</text:p>
          </table:table-cell>
          <table:table-cell office:value-type="float" office:value="16">
            <text:p>16</text:p>
          </table:table-cell>
          <table:table-cell table:formula="of:=[.F$1]/(3.9*([.B6]/(60*12.11341)))" office:value-type="float" office:value="1.57343205893779">
            <text:p>1.5734320589</text:p>
          </table:table-cell>
          <table:table-cell table:formula="of:=[.G$1]/(3.9*([.C6]/(60*12.11341)))" office:value-type="float" office:value="1.78832269089584">
            <text:p>1.7883226909</text:p>
          </table:table-cell>
          <table:table-cell table:formula="of:=[.H$1]/(3.9*([.D6]/(60*12.11341)))" office:value-type="float" office:value="2.05364140698072">
            <text:p>2.05364140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974.3">
            <text:p>13974.3</text:p>
          </table:table-cell>
          <table:table-cell office:value-type="float" office:value="8642.93">
            <text:p>8642.93</text:p>
          </table:table-cell>
          <table:table-cell office:value-type="float" office:value="5154.83">
            <text:p>5154.83</text:p>
          </table:table-cell>
          <table:table-cell office:value-type="float" office:value="18">
            <text:p>18</text:p>
          </table:table-cell>
          <table:table-cell table:formula="of:=[.F$1]/(3.9*([.B7]/(60*12.11341)))" office:value-type="float" office:value="1.46695125502365">
            <text:p>1.466951255</text:p>
          </table:table-cell>
          <table:table-cell table:formula="of:=[.G$1]/(3.9*([.C7]/(60*12.11341)))" office:value-type="float" office:value="1.61716125647917">
            <text:p>1.6171612565</text:p>
          </table:table-cell>
          <table:table-cell table:formula="of:=[.H$1]/(3.9*([.D7]/(60*12.11341)))" office:value-type="float" office:value="1.80762657397192">
            <text:p>1.8076265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573.7">
            <text:p>14573.7</text:p>
          </table:table-cell>
          <table:table-cell office:value-type="float" office:value="9290.67">
            <text:p>9290.67</text:p>
          </table:table-cell>
          <table:table-cell office:value-type="float" office:value="5616.28">
            <text:p>5616.28</text:p>
          </table:table-cell>
          <table:table-cell office:value-type="float" office:value="20">
            <text:p>20</text:p>
          </table:table-cell>
          <table:table-cell table:formula="of:=[.F$1]/(3.9*([.B8]/(60*12.11341)))" office:value-type="float" office:value="1.40661718870822">
            <text:p>1.4066171887</text:p>
          </table:table-cell>
          <table:table-cell table:formula="of:=[.G$1]/(3.9*([.C8]/(60*12.11341)))" office:value-type="float" office:value="1.50441373318195">
            <text:p>1.5044137332</text:p>
          </table:table-cell>
          <table:table-cell table:formula="of:=[.H$1]/(3.9*([.D8]/(60*12.11341)))" office:value-type="float" office:value="1.65910668490668">
            <text:p>1.65910668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073.5">
            <text:p>15073.5</text:p>
          </table:table-cell>
          <table:table-cell office:value-type="float" office:value="9856.5">
            <text:p>9856.5</text:p>
          </table:table-cell>
          <table:table-cell office:value-type="float" office:value="5995.42">
            <text:p>5995.42</text:p>
          </table:table-cell>
          <table:table-cell office:value-type="float" office:value="22">
            <text:p>22</text:p>
          </table:table-cell>
          <table:table-cell table:formula="of:=[.F$1]/(3.9*([.B9]/(60*12.11341)))" office:value-type="float" office:value="1.35997723973045">
            <text:p>1.3599772397</text:p>
          </table:table-cell>
          <table:table-cell table:formula="of:=[.G$1]/(3.9*([.C9]/(60*12.11341)))" office:value-type="float" office:value="1.41805017384077">
            <text:p>1.4180501738</text:p>
          </table:table-cell>
          <table:table-cell table:formula="of:=[.H$1]/(3.9*([.D9]/(60*12.11341)))" office:value-type="float" office:value="1.55418764528719">
            <text:p>1.554187645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329.3">
            <text:p>15329.3</text:p>
          </table:table-cell>
          <table:table-cell office:value-type="float" office:value="10198">
            <text:p>10198</text:p>
          </table:table-cell>
          <table:table-cell office:value-type="float" office:value="6212.15">
            <text:p>6212.15</text:p>
          </table:table-cell>
          <table:table-cell office:value-type="float" office:value="24">
            <text:p>24</text:p>
          </table:table-cell>
          <table:table-cell table:formula="of:=[.F$1]/(3.9*([.B10]/(60*12.11341)))" office:value-type="float" office:value="1.33728330211275">
            <text:p>1.3372833021</text:p>
          </table:table-cell>
          <table:table-cell table:formula="of:=[.G$1]/(3.9*([.C10]/(60*12.11341)))" office:value-type="float" office:value="1.37056398690543">
            <text:p>1.3705639869</text:p>
          </table:table-cell>
          <table:table-cell table:formula="of:=[.H$1]/(3.9*([.D10]/(60*12.11341)))" office:value-type="float" office:value="1.49996501892383">
            <text:p>1.499965018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275.8">
            <text:p>15275.8</text:p>
          </table:table-cell>
          <table:table-cell office:value-type="float" office:value="10145.8">
            <text:p>10145.8</text:p>
          </table:table-cell>
          <table:table-cell office:value-type="float" office:value="6193.72">
            <text:p>6193.72</text:p>
          </table:table-cell>
          <table:table-cell office:value-type="float" office:value="26">
            <text:p>26</text:p>
          </table:table-cell>
          <table:table-cell table:formula="of:=[.F$1]/(3.9*([.B11]/(60*12.11341)))" office:value-type="float" office:value="1.34196683139848">
            <text:p>1.3419668314</text:p>
          </table:table-cell>
          <table:table-cell table:formula="of:=[.G$1]/(3.9*([.C11]/(60*12.11341)))" office:value-type="float" office:value="1.37761551957081">
            <text:p>1.3776155196</text:p>
          </table:table-cell>
          <table:table-cell table:formula="of:=[.H$1]/(3.9*([.D11]/(60*12.11341)))" office:value-type="float" office:value="1.50442830678618">
            <text:p>1.504428306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916.8">
            <text:p>14916.8</text:p>
          </table:table-cell>
          <table:table-cell office:value-type="float" office:value="9939.31">
            <text:p>9939.31</text:p>
          </table:table-cell>
          <table:table-cell office:value-type="float" office:value="6058.33">
            <text:p>6058.33</text:p>
          </table:table-cell>
          <table:table-cell office:value-type="float" office:value="28">
            <text:p>28</text:p>
          </table:table-cell>
          <table:table-cell table:formula="of:=[.F$1]/(3.9*([.B12]/(60*12.11341)))" office:value-type="float" office:value="1.37426371092171">
            <text:p>1.3742637109</text:p>
          </table:table-cell>
          <table:table-cell table:formula="of:=[.G$1]/(3.9*([.C12]/(60*12.11341)))" office:value-type="float" office:value="1.40623559768853">
            <text:p>1.4062355977</text:p>
          </table:table-cell>
          <table:table-cell table:formula="of:=[.H$1]/(3.9*([.D12]/(60*12.11341)))" office:value-type="float" office:value="1.53804888348896">
            <text:p>1.53804888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271.3">
            <text:p>14271.3</text:p>
          </table:table-cell>
          <table:table-cell office:value-type="float" office:value="9639.74">
            <text:p>9639.74</text:p>
          </table:table-cell>
          <table:table-cell office:value-type="float" office:value="5843">
            <text:p>5843</text:p>
          </table:table-cell>
          <table:table-cell office:value-type="float" office:value="30">
            <text:p>30</text:p>
          </table:table-cell>
          <table:table-cell table:formula="of:=[.F$1]/(3.9*([.B13]/(60*12.11341)))" office:value-type="float" office:value="1.43642253495315">
            <text:p>1.436422535</text:p>
          </table:table-cell>
          <table:table-cell table:formula="of:=[.G$1]/(3.9*([.C13]/(60*12.11341)))" office:value-type="float" office:value="1.44993656866902">
            <text:p>1.4499365687</text:p>
          </table:table-cell>
          <table:table-cell table:formula="of:=[.H$1]/(3.9*([.D13]/(60*12.11341)))" office:value-type="float" office:value="1.59473005173844">
            <text:p>1.594730051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339.1">
            <text:p>13339.1</text:p>
          </table:table-cell>
          <table:table-cell office:value-type="float" office:value="9340.17">
            <text:p>9340.17</text:p>
          </table:table-cell>
          <table:table-cell office:value-type="float" office:value="5627.68">
            <text:p>5627.68</text:p>
          </table:table-cell>
          <table:table-cell office:value-type="float" office:value="32">
            <text:p>32</text:p>
          </table:table-cell>
          <table:table-cell table:formula="of:=[.F$1]/(3.9*([.B14]/(60*12.11341)))" office:value-type="float" office:value="1.53680660037611">
            <text:p>1.5368066004</text:p>
          </table:table-cell>
          <table:table-cell table:formula="of:=[.G$1]/(3.9*([.C14]/(60*12.11341)))" office:value-type="float" office:value="1.49644080765784">
            <text:p>1.4964408077</text:p>
          </table:table-cell>
          <table:table-cell table:formula="of:=[.H$1]/(3.9*([.D14]/(60*12.11341)))" office:value-type="float" office:value="1.65574582995261">
            <text:p>1.6557458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566.4">
            <text:p>12566.4</text:p>
          </table:table-cell>
          <table:table-cell office:value-type="float" office:value="9040.61">
            <text:p>9040.61</text:p>
          </table:table-cell>
          <table:table-cell office:value-type="float" office:value="5409.6">
            <text:p>5409.6</text:p>
          </table:table-cell>
          <table:table-cell office:value-type="float" office:value="34">
            <text:p>34</text:p>
          </table:table-cell>
          <table:table-cell table:formula="of:=[.F$1]/(3.9*([.B15]/(60*12.11341)))" office:value-type="float" office:value="1.63130386770093">
            <text:p>1.6313038677</text:p>
          </table:table-cell>
          <table:table-cell table:formula="of:=[.G$1]/(3.9*([.C15]/(60*12.11341)))" office:value-type="float" office:value="1.54602527246077">
            <text:p>1.5460252725</text:p>
          </table:table-cell>
          <table:table-cell table:formula="of:=[.H$1]/(3.9*([.D15]/(60*12.11341)))" office:value-type="float" office:value="1.72249476713762">
            <text:p>1.722494767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891.9">
            <text:p>11891.9</text:p>
          </table:table-cell>
          <table:table-cell office:value-type="float" office:value="8619.96">
            <text:p>8619.96</text:p>
          </table:table-cell>
          <table:table-cell office:value-type="float" office:value="5133.56">
            <text:p>5133.56</text:p>
          </table:table-cell>
          <table:table-cell office:value-type="float" office:value="36">
            <text:p>36</text:p>
          </table:table-cell>
          <table:table-cell table:formula="of:=[.F$1]/(3.9*([.B16]/(60*12.11341)))" office:value-type="float" office:value="1.72383024773812">
            <text:p>1.7238302477</text:p>
          </table:table-cell>
          <table:table-cell table:formula="of:=[.G$1]/(3.9*([.C16]/(60*12.11341)))" office:value-type="float" office:value="1.62147057973141">
            <text:p>1.6214705797</text:p>
          </table:table-cell>
          <table:table-cell table:formula="of:=[.H$1]/(3.9*([.D16]/(60*12.11341)))" office:value-type="float" office:value="1.81511615571021">
            <text:p>1.815116155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217.4">
            <text:p>11217.4</text:p>
          </table:table-cell>
          <table:table-cell office:value-type="float" office:value="8189.78">
            <text:p>8189.78</text:p>
          </table:table-cell>
          <table:table-cell office:value-type="float" office:value="4857.52">
            <text:p>4857.52</text:p>
          </table:table-cell>
          <table:table-cell office:value-type="float" office:value="38">
            <text:p>38</text:p>
          </table:table-cell>
          <table:table-cell table:formula="of:=[.F$1]/(3.9*([.B17]/(60*12.11341)))" office:value-type="float" office:value="1.82748381292251">
            <text:p>1.8274838129</text:p>
          </table:table-cell>
          <table:table-cell table:formula="of:=[.G$1]/(3.9*([.C17]/(60*12.11341)))" office:value-type="float" office:value="1.7066406592682">
            <text:p>1.7066406593</text:p>
          </table:table-cell>
          <table:table-cell table:formula="of:=[.H$1]/(3.9*([.D17]/(60*12.11341)))" office:value-type="float" office:value="1.91826440082752">
            <text:p>1.918264400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542.9">
            <text:p>10542.9</text:p>
          </table:table-cell>
          <table:table-cell office:value-type="float" office:value="7759.59">
            <text:p>7759.59</text:p>
          </table:table-cell>
          <table:table-cell office:value-type="float" office:value="4581.48">
            <text:p>4581.48</text:p>
          </table:table-cell>
          <table:table-cell office:value-type="float" office:value="40">
            <text:p>40</text:p>
          </table:table-cell>
          <table:table-cell table:formula="of:=[.F$1]/(3.9*([.B18]/(60*12.11341)))" office:value-type="float" office:value="1.94440020516906">
            <text:p>1.9444002052</text:p>
          </table:table-cell>
          <table:table-cell table:formula="of:=[.G$1]/(3.9*([.C18]/(60*12.11341)))" office:value-type="float" office:value="1.80125645020697">
            <text:p>1.8012564502</text:p>
          </table:table-cell>
          <table:table-cell table:formula="of:=[.H$1]/(3.9*([.D18]/(60*12.11341)))" office:value-type="float" office:value="2.03384227199676">
            <text:p>2.03384227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953.46">
            <text:p>9953.46</text:p>
          </table:table-cell>
          <table:table-cell office:value-type="float" office:value="7329.41">
            <text:p>7329.41</text:p>
          </table:table-cell>
          <table:table-cell office:value-type="float" office:value="4305.44">
            <text:p>4305.44</text:p>
          </table:table-cell>
          <table:table-cell office:value-type="float" office:value="42">
            <text:p>42</text:p>
          </table:table-cell>
          <table:table-cell table:formula="of:=[.F$1]/(3.9*([.B19]/(60*12.11341)))" office:value-type="float" office:value="2.05954682322297">
            <text:p>2.0595468232</text:p>
          </table:table-cell>
          <table:table-cell table:formula="of:=[.G$1]/(3.9*([.C19]/(60*12.11341)))" office:value-type="float" office:value="1.90697635122903">
            <text:p>1.9069763512</text:p>
          </table:table-cell>
          <table:table-cell table:formula="of:=[.H$1]/(3.9*([.D19]/(60*12.11341)))" office:value-type="float" office:value="2.1642405171847">
            <text:p>2.164240517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371.64">
            <text:p>9371.64</text:p>
          </table:table-cell>
          <table:table-cell office:value-type="float" office:value="6917.74">
            <text:p>6917.74</text:p>
          </table:table-cell>
          <table:table-cell office:value-type="float" office:value="4029.4">
            <text:p>4029.4</text:p>
          </table:table-cell>
          <table:table-cell office:value-type="float" office:value="44">
            <text:p>44</text:p>
          </table:table-cell>
          <table:table-cell table:formula="of:=[.F$1]/(3.9*([.B20]/(60*12.11341)))" office:value-type="float" office:value="2.18740977279077">
            <text:p>2.1874097728</text:p>
          </table:table-cell>
          <table:table-cell table:formula="of:=[.G$1]/(3.9*([.C20]/(60*12.11341)))" office:value-type="float" office:value="2.02045921622691">
            <text:p>2.0204592162</text:p>
          </table:table-cell>
          <table:table-cell table:formula="of:=[.H$1]/(3.9*([.D20]/(60*12.11341)))" office:value-type="float" office:value="2.31250501124428">
            <text:p>2.312505011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794.49">
            <text:p>8794.49</text:p>
          </table:table-cell>
          <table:table-cell office:value-type="float" office:value="6521.33">
            <text:p>6521.33</text:p>
          </table:table-cell>
          <table:table-cell office:value-type="float" office:value="3753.36">
            <text:p>3753.36</text:p>
          </table:table-cell>
          <table:table-cell office:value-type="float" office:value="46">
            <text:p>46</text:p>
          </table:table-cell>
          <table:table-cell table:formula="of:=[.F$1]/(3.9*([.B21]/(60*12.11341)))" office:value-type="float" office:value="2.33096142278596">
            <text:p>2.3309614228</text:p>
          </table:table-cell>
          <table:table-cell table:formula="of:=[.G$1]/(3.9*([.C21]/(60*12.11341)))" office:value-type="float" office:value="2.14327622409256">
            <text:p>2.1432762241</text:p>
          </table:table-cell>
          <table:table-cell table:formula="of:=[.H$1]/(3.9*([.D21]/(60*12.11341)))" office:value-type="float" office:value="2.48257766169717">
            <text:p>2.482577661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239.4">
            <text:p>8239.4</text:p>
          </table:table-cell>
          <table:table-cell office:value-type="float" office:value="6124.92">
            <text:p>6124.92</text:p>
          </table:table-cell>
          <table:table-cell office:value-type="float" office:value="3500.34">
            <text:p>3500.34</text:p>
          </table:table-cell>
          <table:table-cell office:value-type="float" office:value="48">
            <text:p>48</text:p>
          </table:table-cell>
          <table:table-cell table:formula="of:=[.F$1]/(3.9*([.B22]/(60*12.11341)))" office:value-type="float" office:value="2.48799875270978">
            <text:p>2.4879987527</text:p>
          </table:table-cell>
          <table:table-cell table:formula="of:=[.G$1]/(3.9*([.C22]/(60*12.11341)))" office:value-type="float" office:value="2.281990873099">
            <text:p>2.2819908731</text:p>
          </table:table-cell>
          <table:table-cell table:formula="of:=[.H$1]/(3.9*([.D22]/(60*12.11341)))" office:value-type="float" office:value="2.66202931495446">
            <text:p>2.6620293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84.3">
            <text:p>7684.3</text:p>
          </table:table-cell>
          <table:table-cell office:value-type="float" office:value="5728.51">
            <text:p>5728.51</text:p>
          </table:table-cell>
          <table:table-cell office:value-type="float" office:value="3287.78">
            <text:p>3287.78</text:p>
          </table:table-cell>
          <table:table-cell office:value-type="float" office:value="50">
            <text:p>50</text:p>
          </table:table-cell>
          <table:table-cell table:formula="of:=[.F$1]/(3.9*([.B23]/(60*12.11341)))" office:value-type="float" office:value="2.66772730412359">
            <text:p>2.6677273041</text:p>
          </table:table-cell>
          <table:table-cell table:formula="of:=[.G$1]/(3.9*([.C23]/(60*12.11341)))" office:value-type="float" office:value="2.43990348946961">
            <text:p>2.4399034895</text:p>
          </table:table-cell>
          <table:table-cell table:formula="of:=[.H$1]/(3.9*([.D23]/(60*12.11341)))" office:value-type="float" office:value="2.83413357715775">
            <text:p>2.834133577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129.21">
            <text:p>7129.21</text:p>
          </table:table-cell>
          <table:table-cell office:value-type="float" office:value="5332.1">
            <text:p>5332.1</text:p>
          </table:table-cell>
          <table:table-cell office:value-type="float" office:value="3075.22">
            <text:p>3075.22</text:p>
          </table:table-cell>
          <table:table-cell office:value-type="float" office:value="52">
            <text:p>52</text:p>
          </table:table-cell>
          <table:table-cell table:formula="of:=[.F$1]/(3.9*([.B24]/(60*12.11341)))" office:value-type="float" office:value="2.87544018524871">
            <text:p>2.8754401852</text:p>
          </table:table-cell>
          <table:table-cell table:formula="of:=[.G$1]/(3.9*([.C24]/(60*12.11341)))" office:value-type="float" office:value="2.6212958381241">
            <text:p>2.6212958381</text:p>
          </table:table-cell>
          <table:table-cell table:formula="of:=[.H$1]/(3.9*([.D24]/(60*12.11341)))" office:value-type="float" office:value="3.03002962139544">
            <text:p>3.030029621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652.6">
            <text:p>6652.6</text:p>
          </table:table-cell>
          <table:table-cell office:value-type="float" office:value="4935.69">
            <text:p>4935.69</text:p>
          </table:table-cell>
          <table:table-cell office:value-type="float" office:value="2862.66">
            <text:p>2862.66</text:p>
          </table:table-cell>
          <table:table-cell office:value-type="float" office:value="54">
            <text:p>54</text:p>
          </table:table-cell>
          <table:table-cell table:formula="of:=[.F$1]/(3.9*([.B25]/(60*12.11341)))" office:value-type="float" office:value="3.08144438611624">
            <text:p>3.0814443861</text:p>
          </table:table-cell>
          <table:table-cell table:formula="of:=[.G$1]/(3.9*([.C25]/(60*12.11341)))" office:value-type="float" office:value="2.83182524398038">
            <text:p>2.831825244</text:p>
          </table:table-cell>
          <table:table-cell table:formula="of:=[.H$1]/(3.9*([.D25]/(60*12.11341)))" office:value-type="float" office:value="3.25501725399024">
            <text:p>3.25501725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197.79">
            <text:p>6197.79</text:p>
          </table:table-cell>
          <table:table-cell office:value-type="float" office:value="4594.35">
            <text:p>4594.35</text:p>
          </table:table-cell>
          <table:table-cell office:value-type="float" office:value="2650.11">
            <text:p>2650.11</text:p>
          </table:table-cell>
          <table:table-cell office:value-type="float" office:value="56">
            <text:p>56</text:p>
          </table:table-cell>
          <table:table-cell table:formula="of:=[.F$1]/(3.9*([.B26]/(60*12.11341)))" office:value-type="float" office:value="3.30756881454146">
            <text:p>3.3075688145</text:p>
          </table:table-cell>
          <table:table-cell table:formula="of:=[.G$1]/(3.9*([.C26]/(60*12.11341)))" office:value-type="float" office:value="3.04221740582706">
            <text:p>3.0422174058</text:p>
          </table:table-cell>
          <table:table-cell table:formula="of:=[.H$1]/(3.9*([.D26]/(60*12.11341)))" office:value-type="float" office:value="3.51608336722162">
            <text:p>3.516083367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742.98">
            <text:p>5742.98</text:p>
          </table:table-cell>
          <table:table-cell office:value-type="float" office:value="4261.56">
            <text:p>4261.56</text:p>
          </table:table-cell>
          <table:table-cell office:value-type="float" office:value="2437.55">
            <text:p>2437.55</text:p>
          </table:table-cell>
          <table:table-cell office:value-type="float" office:value="58">
            <text:p>58</text:p>
          </table:table-cell>
          <table:table-cell table:formula="of:=[.F$1]/(3.9*([.B27]/(60*12.11341)))" office:value-type="float" office:value="3.56950867373331">
            <text:p>3.5695086737</text:p>
          </table:table-cell>
          <table:table-cell table:formula="of:=[.G$1]/(3.9*([.C27]/(60*12.11341)))" office:value-type="float" office:value="3.27978757508085">
            <text:p>3.2797875751</text:p>
          </table:table-cell>
          <table:table-cell table:formula="of:=[.H$1]/(3.9*([.D27]/(60*12.11341)))" office:value-type="float" office:value="3.82269397235244">
            <text:p>3.822693972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288.16">
            <text:p>5288.16</text:p>
          </table:table-cell>
          <table:table-cell office:value-type="float" office:value="3928.78">
            <text:p>3928.78</text:p>
          </table:table-cell>
          <table:table-cell office:value-type="float" office:value="2224.99">
            <text:p>2224.99</text:p>
          </table:table-cell>
          <table:table-cell office:value-type="float" office:value="60">
            <text:p>60</text:p>
          </table:table-cell>
          <table:table-cell table:formula="of:=[.F$1]/(3.9*([.B28]/(60*12.11341)))" office:value-type="float" office:value="3.87651223167925">
            <text:p>3.8765122317</text:p>
          </table:table-cell>
          <table:table-cell table:formula="of:=[.G$1]/(3.9*([.C28]/(60*12.11341)))" office:value-type="float" office:value="3.55759587924535">
            <text:p>3.5575958792</text:p>
          </table:table-cell>
          <table:table-cell table:formula="of:=[.H$1]/(3.9*([.D28]/(60*12.11341)))" office:value-type="float" office:value="4.18788744772233">
            <text:p>4.187887447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892.83">
            <text:p>4892.83</text:p>
          </table:table-cell>
          <table:table-cell office:value-type="float" office:value="3595.99">
            <text:p>3595.99</text:p>
          </table:table-cell>
          <table:table-cell office:value-type="float" office:value="2046.87">
            <text:p>2046.87</text:p>
          </table:table-cell>
          <table:table-cell office:value-type="float" office:value="62">
            <text:p>62</text:p>
          </table:table-cell>
          <table:table-cell table:formula="of:=[.F$1]/(3.9*([.B29]/(60*12.11341)))" office:value-type="float" office:value="4.1897259710795">
            <text:p>4.1897259711</text:p>
          </table:table-cell>
          <table:table-cell table:formula="of:=[.G$1]/(3.9*([.C29]/(60*12.11341)))" office:value-type="float" office:value="3.88683270489115">
            <text:p>3.8868327049</text:p>
          </table:table-cell>
          <table:table-cell table:formula="of:=[.H$1]/(3.9*([.D29]/(60*12.11341)))" office:value-type="float" office:value="4.55232022175697">
            <text:p>4.552320221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519.34">
            <text:p>4519.34</text:p>
          </table:table-cell>
          <table:table-cell office:value-type="float" office:value="3277.25">
            <text:p>3277.25</text:p>
          </table:table-cell>
          <table:table-cell office:value-type="float" office:value="1869">
            <text:p>1869</text:p>
          </table:table-cell>
          <table:table-cell office:value-type="float" office:value="64">
            <text:p>64</text:p>
          </table:table-cell>
          <table:table-cell table:formula="of:=[.F$1]/(3.9*([.B30]/(60*12.11341)))" office:value-type="float" office:value="4.53597581130805">
            <text:p>4.5359758113</text:p>
          </table:table-cell>
          <table:table-cell table:formula="of:=[.G$1]/(3.9*([.C30]/(60*12.11341)))" office:value-type="float" office:value="4.26485972643574">
            <text:p>4.2648597264</text:p>
          </table:table-cell>
          <table:table-cell table:formula="of:=[.H$1]/(3.9*([.D30]/(60*12.11341)))" office:value-type="float" office:value="4.98555788780508">
            <text:p>4.985557887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145.85">
            <text:p>4145.85</text:p>
          </table:table-cell>
          <table:table-cell office:value-type="float" office:value="2989.74">
            <text:p>2989.74</text:p>
          </table:table-cell>
          <table:table-cell office:value-type="float" office:value="1691.13">
            <text:p>1691.13</text:p>
          </table:table-cell>
          <table:table-cell office:value-type="float" office:value="66">
            <text:p>66</text:p>
          </table:table-cell>
          <table:table-cell table:formula="of:=[.F$1]/(3.9*([.B31]/(60*12.11341)))" office:value-type="float" office:value="4.94461133979206">
            <text:p>4.9446113398</text:p>
          </table:table-cell>
          <table:table-cell table:formula="of:=[.G$1]/(3.9*([.C31]/(60*12.11341)))" office:value-type="float" office:value="4.67499231988786">
            <text:p>4.6749923199</text:p>
          </table:table-cell>
          <table:table-cell table:formula="of:=[.H$1]/(3.9*([.D31]/(60*12.11341)))" office:value-type="float" office:value="5.50992986482866">
            <text:p>5.509929864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772.36">
            <text:p>3772.36</text:p>
          </table:table-cell>
          <table:table-cell office:value-type="float" office:value="2702.24">
            <text:p>2702.24</text:p>
          </table:table-cell>
          <table:table-cell office:value-type="float" office:value="1517.28">
            <text:p>1517.28</text:p>
          </table:table-cell>
          <table:table-cell office:value-type="float" office:value="68">
            <text:p>68</text:p>
          </table:table-cell>
          <table:table-cell table:formula="of:=[.F$1]/(3.9*([.B32]/(60*12.11341)))" office:value-type="float" office:value="5.43416241373488">
            <text:p>5.4341624137</text:p>
          </table:table-cell>
          <table:table-cell table:formula="of:=[.G$1]/(3.9*([.C32]/(60*12.11341)))" office:value-type="float" office:value="5.17237978064922">
            <text:p>5.1723797806</text:p>
          </table:table-cell>
          <table:table-cell table:formula="of:=[.H$1]/(3.9*([.D32]/(60*12.11341)))" office:value-type="float" office:value="6.14125783791238">
            <text:p>6.141257837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420.42">
            <text:p>3420.42</text:p>
          </table:table-cell>
          <table:table-cell office:value-type="float" office:value="2414.73">
            <text:p>2414.73</text:p>
          </table:table-cell>
          <table:table-cell office:value-type="float" office:value="1398.29">
            <text:p>1398.29</text:p>
          </table:table-cell>
          <table:table-cell office:value-type="float" office:value="70">
            <text:p>70</text:p>
          </table:table-cell>
          <table:table-cell table:formula="of:=[.F$1]/(3.9*([.B33]/(60*12.11341)))" office:value-type="float" office:value="5.99330401619594">
            <text:p>5.9933040162</text:p>
          </table:table-cell>
          <table:table-cell table:formula="of:=[.G$1]/(3.9*([.C33]/(60*12.11341)))" office:value-type="float" office:value="5.78822954883633">
            <text:p>5.7882295488</text:p>
          </table:table-cell>
          <table:table-cell table:formula="of:=[.H$1]/(3.9*([.D33]/(60*12.11341)))" office:value-type="float" office:value="6.66385920825272">
            <text:p>6.663859208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109.49">
            <text:p>3109.49</text:p>
          </table:table-cell>
          <table:table-cell office:value-type="float" office:value="2127.23">
            <text:p>2127.23</text:p>
          </table:table-cell>
          <table:table-cell office:value-type="float" office:value="1279.3">
            <text:p>1279.3</text:p>
          </table:table-cell>
          <table:table-cell office:value-type="float" office:value="72">
            <text:p>72</text:p>
          </table:table-cell>
          <table:table-cell table:formula="of:=[.F$1]/(3.9*([.B34]/(60*12.11341)))" office:value-type="float" office:value="6.59259779676954">
            <text:p>6.5925977968</text:p>
          </table:table-cell>
          <table:table-cell table:formula="of:=[.G$1]/(3.9*([.C34]/(60*12.11341)))" office:value-type="float" office:value="6.57052201147104">
            <text:p>6.5705220115</text:p>
          </table:table-cell>
          <table:table-cell table:formula="of:=[.H$1]/(3.9*([.D34]/(60*12.11341)))" office:value-type="float" office:value="7.28367677034917">
            <text:p>7.283676770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798.56">
            <text:p>2798.56</text:p>
          </table:table-cell>
          <table:table-cell office:value-type="float" office:value="1882.5">
            <text:p>1882.5</text:p>
          </table:table-cell>
          <table:table-cell office:value-type="float" office:value="1160.31">
            <text:p>1160.31</text:p>
          </table:table-cell>
          <table:table-cell office:value-type="float" office:value="74">
            <text:p>74</text:p>
          </table:table-cell>
          <table:table-cell table:formula="of:=[.F$1]/(3.9*([.B35]/(60*12.11341)))" office:value-type="float" office:value="7.32505893140648">
            <text:p>7.3250589314</text:p>
          </table:table-cell>
          <table:table-cell table:formula="of:=[.G$1]/(3.9*([.C35]/(60*12.11341)))" office:value-type="float" office:value="7.42470732454796">
            <text:p>7.4247073245</text:p>
          </table:table-cell>
          <table:table-cell table:formula="of:=[.H$1]/(3.9*([.D35]/(60*12.11341)))" office:value-type="float" office:value="8.03061913825417">
            <text:p>8.030619138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87.63">
            <text:p>2487.63</text:p>
          </table:table-cell>
          <table:table-cell office:value-type="float" office:value="1652.16">
            <text:p>1652.16</text:p>
          </table:table-cell>
          <table:table-cell office:value-type="float" office:value="1041.32">
            <text:p>1041.32</text:p>
          </table:table-cell>
          <table:table-cell office:value-type="float" office:value="76">
            <text:p>76</text:p>
          </table:table-cell>
          <table:table-cell table:formula="of:=[.F$1]/(3.9*([.B36]/(60*12.11341)))" office:value-type="float" office:value="8.24062136373855">
            <text:p>8.2406213637</text:p>
          </table:table-cell>
          <table:table-cell table:formula="of:=[.G$1]/(3.9*([.C36]/(60*12.11341)))" office:value-type="float" office:value="8.45984138246994">
            <text:p>8.4598413825</text:p>
          </table:table-cell>
          <table:table-cell table:formula="of:=[.H$1]/(3.9*([.D36]/(60*12.11341)))" office:value-type="float" office:value="8.94826536732963">
            <text:p>8.948265367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176.7">
            <text:p>2176.7</text:p>
          </table:table-cell>
          <table:table-cell office:value-type="float" office:value="1421.83">
            <text:p>1421.83</text:p>
          </table:table-cell>
          <table:table-cell office:value-type="float" office:value="922.329">
            <text:p>922.329</text:p>
          </table:table-cell>
          <table:table-cell office:value-type="float" office:value="78">
            <text:p>78</text:p>
          </table:table-cell>
          <table:table-cell table:formula="of:=[.F$1]/(3.9*([.B37]/(60*12.11341)))" office:value-type="float" office:value="9.41775022882204">
            <text:p>9.4177502288</text:p>
          </table:table-cell>
          <table:table-cell table:formula="of:=[.G$1]/(3.9*([.C37]/(60*12.11341)))" office:value-type="float" office:value="9.83029724964415">
            <text:p>9.8302972496</text:p>
          </table:table-cell>
          <table:table-cell table:formula="of:=[.H$1]/(3.9*([.D37]/(60*12.11341)))" office:value-type="float" office:value="10.1026940411802">
            <text:p>10.102694041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65.77">
            <text:p>1865.77</text:p>
          </table:table-cell>
          <table:table-cell office:value-type="float" office:value="1191.49">
            <text:p>1191.49</text:p>
          </table:table-cell>
          <table:table-cell office:value-type="float" office:value="803.34">
            <text:p>803.34</text:p>
          </table:table-cell>
          <table:table-cell office:value-type="float" office:value="80">
            <text:p>80</text:p>
          </table:table-cell>
          <table:table-cell table:formula="of:=[.F$1]/(3.9*([.B38]/(60*12.11341)))" office:value-type="float" office:value="10.987215424772">
            <text:p>10.9872154248</text:p>
          </table:table-cell>
          <table:table-cell table:formula="of:=[.G$1]/(3.9*([.C38]/(60*12.11341)))" office:value-type="float" office:value="11.7306998283339">
            <text:p>11.7306998283</text:p>
          </table:table-cell>
          <table:table-cell table:formula="of:=[.H$1]/(3.9*([.D38]/(60*12.11341)))" office:value-type="float" office:value="11.5990834420142">
            <text:p>11.59908344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657">
            <text:p>1657</text:p>
          </table:table-cell>
          <table:table-cell office:value-type="float" office:value="1018.39">
            <text:p>1018.39</text:p>
          </table:table-cell>
          <table:table-cell office:value-type="float" office:value="706.134">
            <text:p>706.134</text:p>
          </table:table-cell>
          <table:table-cell office:value-type="float" office:value="82">
            <text:p>82</text:p>
          </table:table-cell>
          <table:table-cell table:formula="of:=[.F$1]/(3.9*([.B39]/(60*12.11341)))" office:value-type="float" office:value="12.3715249988394">
            <text:p>12.3715249988</text:p>
          </table:table-cell>
          <table:table-cell table:formula="of:=[.G$1]/(3.9*([.C39]/(60*12.11341)))" office:value-type="float" office:value="13.7246158529262">
            <text:p>13.7246158529</text:p>
          </table:table-cell>
          <table:table-cell table:formula="of:=[.H$1]/(3.9*([.D39]/(60*12.11341)))" office:value-type="float" office:value="13.1958065923857">
            <text:p>13.195806592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472.35">
            <text:p>1472.35</text:p>
          </table:table-cell>
          <table:table-cell office:value-type="float" office:value="856.975">
            <text:p>856.975</text:p>
          </table:table-cell>
          <table:table-cell office:value-type="float" office:value="612.997">
            <text:p>612.997</text:p>
          </table:table-cell>
          <table:table-cell office:value-type="float" office:value="84">
            <text:p>84</text:p>
          </table:table-cell>
          <table:table-cell table:formula="of:=[.F$1]/(3.9*([.B40]/(60*12.11341)))" office:value-type="float" office:value="13.923059682193">
            <text:p>13.9230596822</text:p>
          </table:table-cell>
          <table:table-cell table:formula="of:=[.G$1]/(3.9*([.C40]/(60*12.11341)))" office:value-type="float" office:value="16.3097074459133">
            <text:p>16.3097074459</text:p>
          </table:table-cell>
          <table:table-cell table:formula="of:=[.H$1]/(3.9*([.D40]/(60*12.11341)))" office:value-type="float" office:value="15.2007394690475">
            <text:p>15.20073946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87.7">
            <text:p>1287.7</text:p>
          </table:table-cell>
          <table:table-cell office:value-type="float" office:value="695.559">
            <text:p>695.559</text:p>
          </table:table-cell>
          <table:table-cell office:value-type="float" office:value="519.86">
            <text:p>519.86</text:p>
          </table:table-cell>
          <table:table-cell office:value-type="float" office:value="86">
            <text:p>86</text:p>
          </table:table-cell>
          <table:table-cell table:formula="of:=[.F$1]/(3.9*([.B41]/(60*12.11341)))" office:value-type="float" office:value="15.9195596203129">
            <text:p>15.9195596203</text:p>
          </table:table-cell>
          <table:table-cell table:formula="of:=[.G$1]/(3.9*([.C41]/(60*12.11341)))" office:value-type="float" office:value="20.0946455131219">
            <text:p>20.0946455131</text:p>
          </table:table-cell>
          <table:table-cell table:formula="of:=[.H$1]/(3.9*([.D41]/(60*12.11341)))" office:value-type="float" office:value="17.9240712736269">
            <text:p>17.924071273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103.06">
            <text:p>1103.06</text:p>
          </table:table-cell>
          <table:table-cell office:value-type="float" office:value="534.142">
            <text:p>534.142</text:p>
          </table:table-cell>
          <table:table-cell office:value-type="float" office:value="426.723">
            <text:p>426.723</text:p>
          </table:table-cell>
          <table:table-cell office:value-type="float" office:value="88">
            <text:p>88</text:p>
          </table:table-cell>
          <table:table-cell table:formula="of:=[.F$1]/(3.9*([.B42]/(60*12.11341)))" office:value-type="float" office:value="18.5843171931508">
            <text:p>18.5843171932</text:p>
          </table:table-cell>
          <table:table-cell table:formula="of:=[.G$1]/(3.9*([.C42]/(60*12.11341)))" office:value-type="float" office:value="26.1672205864013">
            <text:p>26.1672205864</text:p>
          </table:table-cell>
          <table:table-cell table:formula="of:=[.H$1]/(3.9*([.D42]/(60*12.11341)))" office:value-type="float" office:value="21.8361974683992">
            <text:p>21.836197468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18.407">
            <text:p>918.407</text:p>
          </table:table-cell>
          <table:table-cell office:value-type="float" office:value="372.725">
            <text:p>372.725</text:p>
          </table:table-cell>
          <table:table-cell office:value-type="float" office:value="333.586">
            <text:p>333.586</text:p>
          </table:table-cell>
          <table:table-cell office:value-type="float" office:value="90">
            <text:p>90</text:p>
          </table:table-cell>
          <table:table-cell table:formula="of:=[.F$1]/(3.9*([.B43]/(60*12.11341)))" office:value-type="float" office:value="22.3208413296903">
            <text:p>22.3208413297</text:p>
          </table:table-cell>
          <table:table-cell table:formula="of:=[.G$1]/(3.9*([.C43]/(60*12.11341)))" office:value-type="float" office:value="37.4995279051889">
            <text:p>37.4995279052</text:p>
          </table:table-cell>
          <table:table-cell table:formula="of:=[.H$1]/(3.9*([.D43]/(60*12.11341)))" office:value-type="float" office:value="27.9328499766408">
            <text:p>27.932849976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33.758">
            <text:p>733.758</text:p>
          </table:table-cell>
          <table:table-cell office:value-type="float" office:value="211.309">
            <text:p>211.309</text:p>
          </table:table-cell>
          <table:table-cell office:value-type="float" office:value="240.449">
            <text:p>240.449</text:p>
          </table:table-cell>
          <table:table-cell office:value-type="float" office:value="92">
            <text:p>92</text:p>
          </table:table-cell>
          <table:table-cell table:formula="of:=[.F$1]/(3.9*([.B44]/(60*12.11341)))" office:value-type="float" office:value="27.937844525139">
            <text:p>27.9378445251</text:p>
          </table:table-cell>
          <table:table-cell table:formula="of:=[.G$1]/(3.9*([.C44]/(60*12.11341)))" office:value-type="float" office:value="66.1448946256976">
            <text:p>66.1448946257</text:p>
          </table:table-cell>
          <table:table-cell table:formula="of:=[.H$1]/(3.9*([.D44]/(60*12.11341)))" office:value-type="float" office:value="38.7525325216894">
            <text:p>38.7525325217</text:p>
          </table:table-cell>
        </table:table-row>
        <table:table-row table:style-name="ro2" table:number-rows-repeated="104853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inux Libertine" style:language-asian="zh" style:country-asian="CN" style:font-name-complex="Arial1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16:48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9:26:45</meta:creation-date>
    <dc:date>2013-10-29T22:39:08</dc:date>
    <meta:editing-duration>PT3H51M3S</meta:editing-duration>
    <meta:editing-cycles>5</meta:editing-cycles>
    <meta:generator>LibreOffice/4.0.4.2$Linux_X86_64 LibreOffice_project/400m0$Build-2</meta:generator>
    <meta:document-statistic meta:table-count="2" meta:cell-count="4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2.515cm" svg:y="3.457cm" style:legend-expansion="high" chart:style-name="ch2"/>
        <chart:plot-area chart:style-name="ch3" table:cell-range-address="Sheet1.C8:Sheet1.G51" chart:data-source-has-labels="both" svg:x="0.77cm" svg:y="0.855cm" svg:width="11.105cm" svg:height="7.551cm">
          <chartooo:coordinate-region svg:x="1.682cm" svg:y="1.055cm" svg:width="10.006cm" svg:height="6.306cm"/>
          <chart:axis chart:dimension="x" chart:name="primary-x" chart:style-name="ch4" chartooo:axis-type="auto">
            <chartooo:date-scale/>
            <chart:categories table:cell-range-address="Sheet1.C9:Sheet1.C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9:Sheet1.D51" chart:label-cell-address="Sheet1.D8:Sheet1.D8" chart:class="chart:line">
            <chart:data-point chart:repeated="43"/>
          </chart:series>
          <chart:series chart:style-name="ch8" chart:values-cell-range-address="Sheet1.E9:Sheet1.E51" chart:label-cell-address="Sheet1.E8:Sheet1.E8" chart:class="chart:line">
            <chart:data-point chart:repeated="43"/>
          </chart:series>
          <chart:series chart:style-name="ch9" chart:values-cell-range-address="Sheet1.F9:Sheet1.F51" chart:label-cell-address="Sheet1.F8:Sheet1.F8" chart:class="chart:line">
            <chart:data-point chart:repeated="43"/>
          </chart:series>
          <chart:series chart:style-name="ch10" chart:values-cell-range-address="Sheet1.G9:Sheet1.G51" chart:label-cell-address="Sheet1.G8:Sheet1.G8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D8:Sheet1.D8</svg:desc>
                </draw:g>
              </table:table-cell>
              <table:table-cell office:value-type="string">
                <text:p>0.6178560395</text:p>
                <draw:g>
                  <svg:desc>Sheet1.E8:Sheet1.E8</svg:desc>
                </draw:g>
              </table:table-cell>
              <table:table-cell office:value-type="string">
                <text:p>0.7894827172</text:p>
                <draw:g>
                  <svg:desc>Sheet1.F8:Sheet1.F8</svg:desc>
                </draw:g>
              </table:table-cell>
              <table:table-cell office:value-type="string">
                <text:p>1.1327360725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C9:Sheet1.C51</svg:desc>
                </draw:g>
              </table:table-cell>
              <table:table-cell office:value-type="float" office:value="0.0089">
                <text:p>0.0089</text:p>
                <draw:g>
                  <svg:desc>Sheet1.D9:Sheet1.D51</svg:desc>
                </draw:g>
              </table:table-cell>
              <table:table-cell office:value-type="float" office:value="NaN">
                <text:p>NaN</text:p>
                <draw:g>
                  <svg:desc>Sheet1.E9:Sheet1.E51</svg:desc>
                </draw:g>
              </table:table-cell>
              <table:table-cell office:value-type="float" office:value="NaN">
                <text:p>NaN</text:p>
                <draw:g>
                  <svg:desc>Sheet1.F9:Sheet1.F51</svg:desc>
                </draw:g>
              </table:table-cell>
              <table:table-cell office:value-type="float" office:value="NaN">
                <text:p>NaN</text:p>
                <draw:g>
                  <svg:desc>Sheet1.G9:Sheet1.G51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89357068">
                <text:p>0.0893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2384677217685">
                <text:p>0.172384677217685</text:p>
              </table:table-cell>
              <table:table-cell office:value-type="float" office:value="0.089357068">
                <text:p>0.0893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357068">
                <text:p>0.089357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172384677217685">
                <text:p>0.17238467721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384677217685">
                <text:p>0.172384677217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357068">
                <text:p>0.08935706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384677217685">
                <text:p>0.17238467721768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508cm" xlink:href=".." xlink:type="simple" chart:class="chart:line" chart:style-name="ch1">
        <chart:legend chart:legend-position="end" svg:x="14.1cm" svg:y="3.457cm" style:legend-expansion="high" chart:style-name="ch2"/>
        <chart:plot-area chart:style-name="ch3" table:cell-range-address="Sheet2.E1:Sheet2.H44" chart:data-source-has-labels="both" svg:x="0.77cm" svg:y="0.815cm" svg:width="12.69cm" svg:height="7.103cm">
          <chartooo:coordinate-region svg:x="1.391cm" svg:y="1.014cm" svg:width="11.883cm" svg:height="5.859cm"/>
          <chart:axis chart:dimension="x" chart:name="primary-x" chart:style-name="ch4" chartooo:axis-type="auto">
            <chartooo:date-scale/>
            <chart:categories table:cell-range-address="Sheet2.E2:Sheet2.E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44" chart:label-cell-address="Sheet2.F1:Sheet2.F1" chart:class="chart:line">
            <chart:data-point chart:repeated="43"/>
          </chart:series>
          <chart:series chart:style-name="ch8" chart:values-cell-range-address="Sheet2.G2:Sheet2.G44" chart:label-cell-address="Sheet2.G1:Sheet2.G1" chart:class="chart:line">
            <chart:data-point chart:repeated="43"/>
          </chart:series>
          <chart:series chart:style-name="ch9" chart:values-cell-range-address="Sheet2.H2:Sheet2.H44" chart:label-cell-address="Sheet2.H1:Sheet2.H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0</text:p>
                <draw:g>
                  <svg:desc>Sheet2.F1:Sheet2.F1</svg:desc>
                </draw:g>
              </table:table-cell>
              <table:table-cell office:value-type="string">
                <text:p>75</text:p>
                <draw:g>
                  <svg:desc>Sheet2.G1:Sheet2.G1</svg:desc>
                </draw:g>
              </table:table-cell>
              <table:table-cell office:value-type="string">
                <text:p>50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2.E2:Sheet2.E44</svg:desc>
                </draw:g>
              </table:table-cell>
              <table:table-cell office:value-type="float" office:value="3.99284331265656">
                <text:p>3.99284331265656</text:p>
                <draw:g>
                  <svg:desc>Sheet2.F2:Sheet2.F44</svg:desc>
                </draw:g>
              </table:table-cell>
              <table:table-cell office:value-type="float" office:value="4.91388717386207">
                <text:p>4.91388717386207</text:p>
                <draw:g>
                  <svg:desc>Sheet2.G2:Sheet2.G44</svg:desc>
                </draw:g>
              </table:table-cell>
              <table:table-cell office:value-type="float" office:value="7.58307578374474">
                <text:p>7.58307578374474</text:p>
                <draw:g>
                  <svg:desc>Sheet2.H2:Sheet2.H4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023427772311">
                <text:p>2.6023427772311</text:p>
              </table:table-cell>
              <table:table-cell office:value-type="float" office:value="3.39777311695933">
                <text:p>3.39777311695933</text:p>
              </table:table-cell>
              <table:table-cell office:value-type="float" office:value="4.47882088206824">
                <text:p>4.478820882068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04293399934993">
                <text:p>2.04293399934993</text:p>
              </table:table-cell>
              <table:table-cell office:value-type="float" office:value="2.59662061326446">
                <text:p>2.59662061326446</text:p>
              </table:table-cell>
              <table:table-cell office:value-type="float" office:value="3.17788635341685">
                <text:p>3.1778863534168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73622570704471">
                <text:p>1.73622570704471</text:p>
              </table:table-cell>
              <table:table-cell office:value-type="float" office:value="2.11044797546367">
                <text:p>2.11044797546367</text:p>
              </table:table-cell>
              <table:table-cell office:value-type="float" office:value="2.46259925638647">
                <text:p>2.462599256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7343205893779">
                <text:p>1.57343205893779</text:p>
              </table:table-cell>
              <table:table-cell office:value-type="float" office:value="1.78832269089584">
                <text:p>1.78832269089584</text:p>
              </table:table-cell>
              <table:table-cell office:value-type="float" office:value="2.05364140698072">
                <text:p>2.0536414069807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46695125502365">
                <text:p>1.46695125502365</text:p>
              </table:table-cell>
              <table:table-cell office:value-type="float" office:value="1.61716125647917">
                <text:p>1.61716125647917</text:p>
              </table:table-cell>
              <table:table-cell office:value-type="float" office:value="1.80762657397192">
                <text:p>1.807626573971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0661718870822">
                <text:p>1.40661718870822</text:p>
              </table:table-cell>
              <table:table-cell office:value-type="float" office:value="1.50441373318195">
                <text:p>1.50441373318195</text:p>
              </table:table-cell>
              <table:table-cell office:value-type="float" office:value="1.65910668490668">
                <text:p>1.659106684906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35997723973045">
                <text:p>1.35997723973045</text:p>
              </table:table-cell>
              <table:table-cell office:value-type="float" office:value="1.41805017384077">
                <text:p>1.41805017384077</text:p>
              </table:table-cell>
              <table:table-cell office:value-type="float" office:value="1.55418764528719">
                <text:p>1.5541876452871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33728330211275">
                <text:p>1.33728330211275</text:p>
              </table:table-cell>
              <table:table-cell office:value-type="float" office:value="1.37056398690543">
                <text:p>1.37056398690543</text:p>
              </table:table-cell>
              <table:table-cell office:value-type="float" office:value="1.49996501892383">
                <text:p>1.4999650189238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34196683139848">
                <text:p>1.34196683139848</text:p>
              </table:table-cell>
              <table:table-cell office:value-type="float" office:value="1.37761551957081">
                <text:p>1.37761551957081</text:p>
              </table:table-cell>
              <table:table-cell office:value-type="float" office:value="1.50442830678618">
                <text:p>1.5044283067861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37426371092171">
                <text:p>1.37426371092171</text:p>
              </table:table-cell>
              <table:table-cell office:value-type="float" office:value="1.40623559768853">
                <text:p>1.40623559768853</text:p>
              </table:table-cell>
              <table:table-cell office:value-type="float" office:value="1.53804888348896">
                <text:p>1.53804888348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3642253495315">
                <text:p>1.43642253495315</text:p>
              </table:table-cell>
              <table:table-cell office:value-type="float" office:value="1.44993656866902">
                <text:p>1.44993656866902</text:p>
              </table:table-cell>
              <table:table-cell office:value-type="float" office:value="1.59473005173844">
                <text:p>1.594730051738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53680660037611">
                <text:p>1.53680660037611</text:p>
              </table:table-cell>
              <table:table-cell office:value-type="float" office:value="1.49644080765784">
                <text:p>1.49644080765784</text:p>
              </table:table-cell>
              <table:table-cell office:value-type="float" office:value="1.65574582995261">
                <text:p>1.655745829952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63130386770093">
                <text:p>1.63130386770093</text:p>
              </table:table-cell>
              <table:table-cell office:value-type="float" office:value="1.54602527246077">
                <text:p>1.54602527246077</text:p>
              </table:table-cell>
              <table:table-cell office:value-type="float" office:value="1.72249476713762">
                <text:p>1.7224947671376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72383024773812">
                <text:p>1.72383024773812</text:p>
              </table:table-cell>
              <table:table-cell office:value-type="float" office:value="1.62147057973141">
                <text:p>1.62147057973141</text:p>
              </table:table-cell>
              <table:table-cell office:value-type="float" office:value="1.81511615571021">
                <text:p>1.815116155710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82748381292251">
                <text:p>1.82748381292251</text:p>
              </table:table-cell>
              <table:table-cell office:value-type="float" office:value="1.7066406592682">
                <text:p>1.7066406592682</text:p>
              </table:table-cell>
              <table:table-cell office:value-type="float" office:value="1.91826440082752">
                <text:p>1.918264400827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4440020516906">
                <text:p>1.94440020516906</text:p>
              </table:table-cell>
              <table:table-cell office:value-type="float" office:value="1.80125645020697">
                <text:p>1.80125645020697</text:p>
              </table:table-cell>
              <table:table-cell office:value-type="float" office:value="2.03384227199676">
                <text:p>2.0338422719967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05954682322297">
                <text:p>2.05954682322297</text:p>
              </table:table-cell>
              <table:table-cell office:value-type="float" office:value="1.90697635122903">
                <text:p>1.90697635122903</text:p>
              </table:table-cell>
              <table:table-cell office:value-type="float" office:value="2.1642405171847">
                <text:p>2.164240517184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18740977279077">
                <text:p>2.18740977279077</text:p>
              </table:table-cell>
              <table:table-cell office:value-type="float" office:value="2.02045921622691">
                <text:p>2.02045921622691</text:p>
              </table:table-cell>
              <table:table-cell office:value-type="float" office:value="2.31250501124428">
                <text:p>2.312505011244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33096142278596">
                <text:p>2.33096142278596</text:p>
              </table:table-cell>
              <table:table-cell office:value-type="float" office:value="2.14327622409256">
                <text:p>2.14327622409256</text:p>
              </table:table-cell>
              <table:table-cell office:value-type="float" office:value="2.48257766169717">
                <text:p>2.4825776616971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48799875270978">
                <text:p>2.48799875270978</text:p>
              </table:table-cell>
              <table:table-cell office:value-type="float" office:value="2.281990873099">
                <text:p>2.281990873099</text:p>
              </table:table-cell>
              <table:table-cell office:value-type="float" office:value="2.66202931495446">
                <text:p>2.662029314954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66772730412359">
                <text:p>2.66772730412359</text:p>
              </table:table-cell>
              <table:table-cell office:value-type="float" office:value="2.43990348946961">
                <text:p>2.43990348946961</text:p>
              </table:table-cell>
              <table:table-cell office:value-type="float" office:value="2.83413357715775">
                <text:p>2.834133577157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87544018524871">
                <text:p>2.87544018524871</text:p>
              </table:table-cell>
              <table:table-cell office:value-type="float" office:value="2.6212958381241">
                <text:p>2.6212958381241</text:p>
              </table:table-cell>
              <table:table-cell office:value-type="float" office:value="3.03002962139544">
                <text:p>3.0300296213954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.08144438611624">
                <text:p>3.08144438611624</text:p>
              </table:table-cell>
              <table:table-cell office:value-type="float" office:value="2.83182524398038">
                <text:p>2.83182524398038</text:p>
              </table:table-cell>
              <table:table-cell office:value-type="float" office:value="3.25501725399024">
                <text:p>3.2550172539902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.30756881454146">
                <text:p>3.30756881454146</text:p>
              </table:table-cell>
              <table:table-cell office:value-type="float" office:value="3.04221740582706">
                <text:p>3.04221740582706</text:p>
              </table:table-cell>
              <table:table-cell office:value-type="float" office:value="3.51608336722162">
                <text:p>3.5160833672216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56950867373331">
                <text:p>3.56950867373331</text:p>
              </table:table-cell>
              <table:table-cell office:value-type="float" office:value="3.27978757508085">
                <text:p>3.27978757508085</text:p>
              </table:table-cell>
              <table:table-cell office:value-type="float" office:value="3.82269397235244">
                <text:p>3.82269397235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87651223167925">
                <text:p>3.87651223167925</text:p>
              </table:table-cell>
              <table:table-cell office:value-type="float" office:value="3.55759587924535">
                <text:p>3.55759587924535</text:p>
              </table:table-cell>
              <table:table-cell office:value-type="float" office:value="4.18788744772233">
                <text:p>4.187887447722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.1897259710795">
                <text:p>4.1897259710795</text:p>
              </table:table-cell>
              <table:table-cell office:value-type="float" office:value="3.88683270489115">
                <text:p>3.88683270489115</text:p>
              </table:table-cell>
              <table:table-cell office:value-type="float" office:value="4.55232022175697">
                <text:p>4.552320221756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53597581130805">
                <text:p>4.53597581130805</text:p>
              </table:table-cell>
              <table:table-cell office:value-type="float" office:value="4.26485972643574">
                <text:p>4.26485972643574</text:p>
              </table:table-cell>
              <table:table-cell office:value-type="float" office:value="4.98555788780508">
                <text:p>4.9855578878050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.94461133979206">
                <text:p>4.94461133979206</text:p>
              </table:table-cell>
              <table:table-cell office:value-type="float" office:value="4.67499231988786">
                <text:p>4.67499231988786</text:p>
              </table:table-cell>
              <table:table-cell office:value-type="float" office:value="5.50992986482866">
                <text:p>5.5099298648286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.43416241373488">
                <text:p>5.43416241373488</text:p>
              </table:table-cell>
              <table:table-cell office:value-type="float" office:value="5.17237978064922">
                <text:p>5.17237978064922</text:p>
              </table:table-cell>
              <table:table-cell office:value-type="float" office:value="6.14125783791238">
                <text:p>6.141257837912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99330401619594">
                <text:p>5.99330401619594</text:p>
              </table:table-cell>
              <table:table-cell office:value-type="float" office:value="5.78822954883633">
                <text:p>5.78822954883633</text:p>
              </table:table-cell>
              <table:table-cell office:value-type="float" office:value="6.66385920825272">
                <text:p>6.6638592082527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.59259779676954">
                <text:p>6.59259779676954</text:p>
              </table:table-cell>
              <table:table-cell office:value-type="float" office:value="6.57052201147104">
                <text:p>6.57052201147104</text:p>
              </table:table-cell>
              <table:table-cell office:value-type="float" office:value="7.28367677034917">
                <text:p>7.2836767703491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.32505893140648">
                <text:p>7.32505893140648</text:p>
              </table:table-cell>
              <table:table-cell office:value-type="float" office:value="7.42470732454796">
                <text:p>7.42470732454796</text:p>
              </table:table-cell>
              <table:table-cell office:value-type="float" office:value="8.03061913825417">
                <text:p>8.0306191382541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.24062136373855">
                <text:p>8.24062136373855</text:p>
              </table:table-cell>
              <table:table-cell office:value-type="float" office:value="8.45984138246994">
                <text:p>8.45984138246994</text:p>
              </table:table-cell>
              <table:table-cell office:value-type="float" office:value="8.94826536732963">
                <text:p>8.9482653673296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.41775022882204">
                <text:p>9.41775022882204</text:p>
              </table:table-cell>
              <table:table-cell office:value-type="float" office:value="9.83029724964415">
                <text:p>9.83029724964415</text:p>
              </table:table-cell>
              <table:table-cell office:value-type="float" office:value="10.1026940411802">
                <text:p>10.10269404118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987215424772">
                <text:p>10.987215424772</text:p>
              </table:table-cell>
              <table:table-cell office:value-type="float" office:value="11.7306998283339">
                <text:p>11.7306998283339</text:p>
              </table:table-cell>
              <table:table-cell office:value-type="float" office:value="11.5990834420142">
                <text:p>11.599083442014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.3715249988394">
                <text:p>12.3715249988394</text:p>
              </table:table-cell>
              <table:table-cell office:value-type="float" office:value="13.7246158529262">
                <text:p>13.7246158529262</text:p>
              </table:table-cell>
              <table:table-cell office:value-type="float" office:value="13.1958065923857">
                <text:p>13.195806592385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3.923059682193">
                <text:p>13.923059682193</text:p>
              </table:table-cell>
              <table:table-cell office:value-type="float" office:value="16.3097074459133">
                <text:p>16.3097074459133</text:p>
              </table:table-cell>
              <table:table-cell office:value-type="float" office:value="15.2007394690475">
                <text:p>15.200739469047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5.9195596203129">
                <text:p>15.9195596203129</text:p>
              </table:table-cell>
              <table:table-cell office:value-type="float" office:value="20.0946455131219">
                <text:p>20.0946455131219</text:p>
              </table:table-cell>
              <table:table-cell office:value-type="float" office:value="17.9240712736269">
                <text:p>17.924071273626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8.5843171931508">
                <text:p>18.5843171931508</text:p>
              </table:table-cell>
              <table:table-cell office:value-type="float" office:value="26.1672205864013">
                <text:p>26.1672205864013</text:p>
              </table:table-cell>
              <table:table-cell office:value-type="float" office:value="21.8361974683992">
                <text:p>21.8361974683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3208413296903">
                <text:p>22.3208413296903</text:p>
              </table:table-cell>
              <table:table-cell office:value-type="float" office:value="37.4995279051889">
                <text:p>37.4995279051889</text:p>
              </table:table-cell>
              <table:table-cell office:value-type="float" office:value="27.9328499766408">
                <text:p>27.932849976640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7.937844525139">
                <text:p>27.937844525139</text:p>
              </table:table-cell>
              <table:table-cell office:value-type="float" office:value="66.1448946256976">
                <text:p>66.1448946256976</text:p>
              </table:table-cell>
              <table:table-cell office:value-type="float" office:value="38.7525325216894">
                <text:p>38.7525325216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